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list-style-name="L1">
      <style:graphic-properties draw:fill-color="#adc5e7" draw:opacity="35%" draw:textarea-horizontal-align="justify" draw:textarea-vertical-align="top" draw:auto-grow-height="false" fo:min-height="6.75cm" fo:min-width="10.5cm"/>
      <style:paragraph-properties style:writing-mode="lr-tb"/>
    </style:style>
    <style:style style:name="gr2" style:family="graphic" style:parent-style-name="standard" style:list-style-name="L1">
      <style:graphic-properties svg:stroke-color="#3465a4" draw:fill-color="#adc5e7" draw:textarea-horizontal-align="justify" draw:textarea-vertical-align="middle" draw:auto-grow-height="false" fo:min-height="2.75cm" fo:min-width="2.5cm"/>
      <style:paragraph-properties style:writing-mode="lr-tb"/>
    </style:style>
    <style:style style:name="gr3" style:family="graphic" style:parent-style-name="standard" style:list-style-name="L1">
      <style:graphic-properties svg:stroke-color="#3465a4" draw:fill-color="#adc5e7" draw:textarea-horizontal-align="justify" draw:textarea-vertical-align="middle" draw:auto-grow-height="false" fo:min-height="2.75cm" fo:min-width="2.5cm"/>
      <style:paragraph-properties style:writing-mode="lr-tb"/>
    </style:style>
    <style:style style:name="gr4" style:family="graphic" style:parent-style-name="objectwithoutfill">
      <style:graphic-properties svg:stroke-width="0.028cm" svg:stroke-color="#000000" draw:marker-start-width="0.242cm" draw:marker-end-width="0.242cm" draw:fill="none" draw:textarea-vertical-align="bottom" fo:padding-top="0.139cm" fo:padding-bottom="0.139cm" fo:padding-left="0.264cm" fo:padding-right="0.264cm"/>
      <style:paragraph-properties style:writing-mode="lr-tb"/>
    </style:style>
    <style:style style:name="gr5"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style:style>
    <style:style style:name="gr6"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7" style:family="graphic" style:parent-style-name="standard">
      <style:graphic-properties draw:stroke="none" svg:stroke-color="#000000" draw:fill="none" draw:fill-color="#ffffff" draw:textarea-horizontal-align="left" draw:auto-grow-height="true" draw:auto-grow-width="false" fo:min-height="0.25cm" fo:min-width="2.13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standard" style:list-style-name="L1">
      <style:graphic-properties draw:fill-color="#adc5e7" draw:textarea-horizontal-align="justify" draw:textarea-vertical-align="middle" draw:auto-grow-height="false" fo:min-height="2.994cm" fo:min-width="2.767cm" fo:wrap-option="wrap"/>
      <style:paragraph-properties style:writing-mode="lr-tb"/>
    </style:style>
    <style:style style:name="P1" style:family="paragraph">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color="#adc5e7" draw:opacity="3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 style:family="paragraph">
      <loext:graphic-properties draw:fill-color="#adc5e7"/>
      <style:paragraph-properties fo:margin-left="0cm" fo:margin-right="0cm" fo:margin-top="0cm" fo:margin-bottom="0cm" fo:line-height="100%" fo:text-align="center" fo:text-indent="0cm" style:writing-mode="lr-tb"/>
      <style:text-properties fo:font-size="12pt" style:font-size-asian="12pt" style:font-size-complex="12pt"/>
    </style:style>
    <style:style style:name="P5" style:family="paragraph">
      <loext:graphic-properties draw:fill="none"/>
      <style:paragraph-properties fo:margin-top="0cm" fo:margin-bottom="0cm" fo:text-align="center"/>
      <style:text-properties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draw:fill-color="#ffffff"/>
      <style:text-properties fo:font-size="10pt" style:font-size-asian="10pt" style:font-size-complex="10pt"/>
    </style:style>
    <style:style style:name="P8" style:family="paragraph">
      <style:paragraph-properties fo:margin-left="0cm" fo:margin-right="0cm" fo:text-align="center" fo:text-indent="0cm"/>
      <style:text-properties style:font-name="Liberation Sans" fo:font-size="18pt" style:letter-kerning="true" style:font-name-asian="Noto Sans CJK SC" style:font-size-asian="18pt" style:font-name-complex="Lohit Devanagari" style:font-size-complex="18pt"/>
    </style:style>
    <style:style style:name="P9" style:family="paragraph">
      <loext:graphic-properties draw:fill-color="#adc5e7"/>
      <style:paragraph-properties fo:margin-left="0cm" fo:margin-right="0cm" fo:text-align="center" fo:text-indent="0cm"/>
      <style:text-properties style:font-name="Liberation Sans" fo:font-size="18pt" style:letter-kerning="true" style:font-name-asian="Noto Sans CJK SC" style:font-size-asian="18pt" style:font-name-complex="Lohit Devanagari" style:font-size-complex="18pt"/>
    </style:style>
    <style:style style:name="P10" style:family="paragraph">
      <style:paragraph-properties fo:text-align="end"/>
    </style:style>
    <style:style style:name="P11" style:family="paragraph">
      <loext:graphic-properties draw:fill="none" draw:fill-color="#ffffff"/>
      <style:paragraph-properties fo:text-align="end"/>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cm" svg:height="7cm" svg:x="9cm" svg:y="4cm">
          <text:p text:style-name="P1">Unit Under Test</text:p>
          <draw:enhanced-geometry svg:viewBox="0 0 21600 21600" draw:type="rectangle" draw:enhanced-path="M 0 0 L 21600 0 21600 21600 0 21600 0 0 Z N"/>
        </draw:custom-shape>
        <draw:custom-shape draw:style-name="gr2" draw:text-style-name="P4" xml:id="id2" draw:id="id2" draw:layer="layout" svg:width="3cm" svg:height="3cm" svg:x="16.5cm" svg:y="6cm">
          <draw:glue-point draw:id="4" svg:x="-5cm" svg:y="-3.333cm"/>
          <draw:glue-point draw:id="5" svg:x="-5cm" svg:y="-0.833cm"/>
          <draw:glue-point draw:id="6" svg:x="-5cm" svg:y="1.666cm"/>
          <draw:glue-point draw:id="7" svg:x="-5cm" svg:y="4.166cm"/>
          <text:p text:style-name="P3"><text:span text:style-name="T1">IoB-SoC</text:span></text:p>
          <text:p text:style-name="P3"><text:span text:style-name="T1">@100MHz</text:span></text:p>
          <draw:enhanced-geometry svg:viewBox="0 0 21600 21600" draw:mirror-horizontal="false" draw:mirror-vertical="false" draw:type="rectangle" draw:enhanced-path="M 0 0 L 21600 0 21600 21600 0 21600 0 0 Z N"/>
        </draw:custom-shape>
        <draw:custom-shape draw:style-name="gr3" draw:text-style-name="P4" xml:id="id1" draw:id="id1" draw:layer="layout" svg:width="3cm" svg:height="3cm" svg:x="9.75cm" svg:y="6cm">
          <draw:glue-point draw:id="4" svg:x="5cm" svg:y="-3.333cm"/>
          <draw:glue-point draw:id="5" svg:x="5cm" svg:y="-0.833cm"/>
          <draw:glue-point draw:id="6" svg:x="5cm" svg:y="1.666cm"/>
          <draw:glue-point draw:id="7" svg:x="5cm" svg:y="4.166cm"/>
          <draw:glue-point draw:id="8" svg:x="-5cm" svg:y="-3.333cm"/>
          <draw:glue-point draw:id="9" svg:x="-5cm" svg:y="3.333cm"/>
          <text:p text:style-name="P3"><text:span text:style-name="T1">Top HW</text:span></text:p>
          <draw:enhanced-geometry svg:viewBox="0 0 21600 21600" draw:mirror-horizontal="false" draw:mirror-vertical="false" draw:type="rectangle" draw:enhanced-path="M 0 0 L 21600 0 21600 21600 0 21600 0 0 Z N"/>
        </draw:custom-shape>
        <draw:connector draw:style-name="gr4" draw:text-style-name="P5" draw:layer="layout" draw:type="line" svg:x1="12.75cm" svg:y1="6.501cm" svg:x2="16.5cm" svg:y2="6.501cm" draw:start-shape="id1" draw:start-glue-point="4" draw:end-shape="id2" draw:end-glue-point="4" svg:d="M12750 6501h3750" svg:viewBox="0 0 3751 1">
          <text:p><text:span text:style-name="T2"/></text:p>
        </draw:connector>
        <draw:connector draw:style-name="gr5" draw:text-style-name="P6" draw:layer="layout" draw:type="line" svg:x1="12.75cm" svg:y1="7.251cm" svg:x2="16.5cm" svg:y2="7.251cm" draw:start-shape="id1" draw:start-glue-point="5" draw:end-shape="id2" draw:end-glue-point="5" svg:d="M12750 7251h3750" svg:viewBox="0 0 3751 1">
          <text:p/>
        </draw:connector>
        <draw:connector draw:style-name="gr6" draw:text-style-name="P6" draw:layer="layout" draw:type="line" svg:x1="12.75cm" svg:y1="7.999cm" svg:x2="16.5cm" svg:y2="7.999cm" draw:start-shape="id1" draw:start-glue-point="6" draw:end-shape="id2" draw:end-glue-point="6" svg:d="M12750 7999h3750" svg:viewBox="0 0 3751 1">
          <text:p/>
        </draw:connector>
        <draw:connector draw:style-name="gr6" draw:text-style-name="P6" draw:layer="layout" draw:type="line" svg:x1="12.75cm" svg:y1="8.749cm" svg:x2="16.5cm" svg:y2="8.749cm" draw:start-shape="id1" draw:start-glue-point="7" draw:end-shape="id2" draw:end-glue-point="7" svg:d="M12750 8749h3750" svg:viewBox="0 0 3751 1">
          <text:p/>
        </draw:connector>
        <draw:frame draw:style-name="gr7" draw:text-style-name="P7" draw:layer="layout" svg:width="3.75cm" svg:height="0.645cm" svg:x="12.75cm" svg:y="5.855cm">
          <draw:text-box>
            <text:p><text:span text:style-name="T2">RS232-USB signals</text:span></text:p>
          </draw:text-box>
        </draw:frame>
        <draw:frame draw:style-name="gr8" draw:text-style-name="P7" draw:layer="layout" svg:width="2.454cm" svg:height="0.645cm" svg:x="12.75cm" svg:y="6.605cm">
          <draw:text-box>
            <text:p><text:span text:style-name="T2">DDR signals</text:span></text:p>
          </draw:text-box>
        </draw:frame>
        <draw:frame draw:style-name="gr8" draw:text-style-name="P7" draw:layer="layout" svg:width="2.394cm" svg:height="0.645cm" svg:x="12.75cm" svg:y="7.355cm">
          <draw:text-box>
            <text:p><text:span text:style-name="T2">Clock signal</text:span></text:p>
          </draw:text-box>
        </draw:frame>
        <draw:frame draw:style-name="gr8" draw:text-style-name="P7" draw:layer="layout" svg:width="2.432cm" svg:height="0.645cm" svg:x="12.75cm" svg:y="8.105cm">
          <draw:text-box>
            <text:p><text:span text:style-name="T2">Reset signal</text:span></text:p>
          </draw:text-box>
        </draw:frame>
        <draw:connector draw:style-name="gr6" draw:text-style-name="P6" draw:layer="layout" draw:type="line" svg:x1="6.25cm" svg:y1="7.5cm" svg:x2="9.75cm" svg:y2="7.5cm" draw:start-shape="id3" draw:end-shape="id1" draw:end-glue-point="3" svg:d="M6250 7500h3500" svg:viewBox="0 0 3501 1">
          <text:p/>
        </draw:connector>
        <draw:connector draw:style-name="gr6" draw:text-style-name="P6" draw:layer="layout" draw:type="line" svg:x1="6cm" svg:y1="6.5cm" svg:x2="9.75cm" svg:y2="6.501cm" draw:start-shape="id3" draw:start-glue-point="4" draw:end-shape="id1" draw:end-glue-point="8" svg:d="M6000 6500l3750 1" svg:viewBox="0 0 3751 2">
          <text:p/>
        </draw:connector>
        <draw:connector draw:style-name="gr5" draw:text-style-name="P6" draw:layer="layout" draw:type="line" svg:x1="5.5cm" svg:y1="8.5cm" svg:x2="9.75cm" svg:y2="8.499cm" draw:start-shape="id3" draw:start-glue-point="6" draw:end-shape="id1" draw:end-glue-point="9" svg:d="M5500 8500l4250-1" svg:viewBox="0 0 4251 2">
          <text:p/>
        </draw:connector>
        <draw:custom-shape draw:style-name="gr9" draw:text-style-name="P9" xml:id="id3" draw:id="id3" draw:layer="layout" svg:width="5cm" svg:height="5cm" svg:x="1.25cm" svg:y="5cm">
          <draw:glue-point draw:id="4" svg:x="4.5cm" svg:y="-2cm"/>
          <draw:glue-point draw:id="6" svg:x="3.5cm" svg:y="2cm"/>
          <text:p text:style-name="P8"><text:span text:style-name="T3">Simulator</text:span></text:p>
          <text:p text:style-name="P8"><text:span text:style-name="T3">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1" draw:layer="layout" svg:width="2.631cm" svg:height="0.645cm" svg:x="6.369cm" svg:y="7.855cm">
          <draw:text-box>
            <text:p text:style-name="P10"><text:span text:style-name="T2">UART signals</text:span></text:p>
          </draw:text-box>
        </draw:frame>
        <draw:frame draw:style-name="gr8" draw:text-style-name="P7" draw:layer="layout" svg:width="2.394cm" svg:height="0.645cm" svg:x="6.606cm" svg:y="5.855cm">
          <draw:text-box>
            <text:p><text:span text:style-name="T2">Clock signal</text:span></text:p>
          </draw:text-box>
        </draw:frame>
        <draw:frame draw:style-name="gr8" draw:text-style-name="P7" draw:layer="layout" svg:width="2.432cm" svg:height="0.645cm" svg:x="6.568cm" svg:y="6.855cm">
          <draw:text-box>
            <text:p><text:span text:style-name="T2">Reset sig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22T16:15:30.761464713</meta:creation-date>
    <dc:date>2022-09-22T16:56:52.021285187</dc:date>
    <meta:editing-duration>PT4M32S</meta:editing-duration>
    <meta:editing-cycles>1</meta:editing-cycles>
    <meta:document-statistic meta:object-count="18"/>
    <meta:generator>LibreOffice/7.3.6.2$Linux_X86_64 LibreOffice_project/30$Build-2</meta:generator>
  </office:meta>
</office:document-meta>
</file>